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1.565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1" office:value-type="string">
            <text:p>Horizontal distance from origin</text:p>
          </table:table-cell>
          <table:table-cell table:style-name="ce1" office:value-type="string">
            <text:p>Vertical distance from origin</text:p>
          </table:table-cell>
          <table:table-cell table:style-name="ce1" office:value-type="string">
            <text:p>Hole size</text:p>
          </table:table-cell>
          <table:table-cell table:style-name="ce1" office:value-type="string">
            <text:p>All dimensions in mm</text:p>
          </table:table-cell>
          <table:table-cell table:number-columns-repeated="1019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6">
            <text:p>6</text:p>
          </table:table-cell>
          <table:table-cell table:style-name="ce1" office:value-type="string">
            <text:p>Mounting hole</text:p>
          </table:table-cell>
          <table:table-cell table:number-columns-repeated="101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424">
            <text:p>424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string">
            <text:p>Mounting hole</text:p>
          </table:table-cell>
          <table:table-cell table:number-columns-repeated="101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Mounting hole</text:p>
          </table:table-cell>
          <table:table-cell table:number-columns-repeated="101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Mounting hole</text:p>
          </table:table-cell>
          <table:table-cell table:number-columns-repeated="1019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Power supply jack</text:p>
          </table:table-cell>
          <table:table-cell table:number-columns-repeated="101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Power switch</text:p>
          </table:table-cell>
          <table:table-cell table:number-columns-repeated="101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Cabling</text:p>
          </table:table-cell>
          <table:table-cell table:number-columns-repeated="101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Cabling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>
            <text:p>Horizontal distance from item center</text:p>
          </table:table-cell>
          <table:table-cell table:style-name="ce1" office:value-type="string">
            <text:p>Vertical distance from item center</text:p>
          </table:table-cell>
          <table:table-cell table:style-name="ce1" office:value-type="string">
            <text:p>Hole size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-20">
            <text:p>-2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Mosfet driver box</text:p>
          </table:table-cell>
          <table:table-cell table:number-columns-repeated="1019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20">
            <text:p>-2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Mosfet driver box</text:p>
          </table:table-cell>
          <table:table-cell table:number-columns-repeated="1019"/>
        </table:table-row>
        <table:table-row table:style-name="ro2"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Mosfet driver box</text:p>
          </table:table-cell>
          <table:table-cell table:number-columns-repeated="1019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-20">
            <text:p>-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Mosfet driver box</text:p>
          </table:table-cell>
          <table:table-cell table:number-columns-repeated="1019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float" office:value="-66">
            <text:p>-66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Valve</text:p>
          </table:table-cell>
          <table:table-cell table:number-columns-repeated="1019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float" office:value="-33">
            <text:p>-33</text:p>
          </table:table-cell>
          <table:table-cell table:style-name="ce1" office:value-type="float" office:value="-17">
            <text:p>-17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Valv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Item positions</text:p>
          </table:table-cell>
          <table:table-cell table:style-name="ce1" office:value-type="string">
            <text:p>Horizontal distance from origin</text:p>
          </table:table-cell>
          <table:table-cell table:style-name="ce1" office:value-type="string">
            <text:p>Vertical distance from origin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>
            <text:p>Board size</text:p>
          </table:table-cell>
          <table:table-cell table:style-name="ce1" office:value-type="string">
            <text:p>Height</text:p>
          </table:table-cell>
          <table:table-cell table:style-name="ce1" office:value-type="float" office:value="60">
            <text:p>60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Width</text:p>
          </table:table-cell>
          <table:table-cell table:style-name="ce1" office:value-type="float" office:value="430">
            <text:p>430</text:p>
          </table:table-cell>
          <table:table-cell table:style-name="ce1" table:number-columns-repeated="2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tan Raics</meta:initial-creator>
    <meta:creation-date>2016-05-26T11:40:57</meta:creation-date>
    <dc:date>2016-05-26T12:36:37</dc:date>
    <dc:creator>Zoltan Raics</dc:creator>
    <meta:editing-duration>PT25M20S</meta:editing-duration>
    <meta:editing-cycles>2</meta:editing-cycles>
    <meta:generator>LibreOffice/3.5$Linux_X86_64 LibreOffice_project/350m1$Build-2</meta:generator>
    <meta:printed-by>Zoltan Raics</meta:printed-by>
    <meta:print-date>2016-05-26T12:36:34</meta:print-date>
    <meta:document-statistic meta:table-count="3" meta:cell-count="97" meta:object-count="0"/>
  </office:meta>
</office:document-meta>
</file>